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49-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8 de Septiembre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CINTAS PARA CARNE Y PORTA CARNE PARA NUEVOS IDENTIFICADORES DE LOS EMPLEADOS DE ÉSTE ÓRGANO DE CONTROL FISCA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INVERSIONES IMAGINA D.I.P, C.A., RIF: J-29820356-0, por un monto de Bs. 12.096,00, ubicada en CALLE 8 Nº 122-B SECTOR LAS BRISAS DEL ORINOCO. MATURIN ESTADO MONAGAS, MATURIN ESTADO MONAGAS
<text:line-break/>
<text:line-break/></text:p>
      <text:p text:style-name="P11"/>
      <text:p text:style-name="P5"><text:span text:style-name="T21">En Maturín, a los </text:span><text:span text:style-name="Fuente_20_de_20_párrafo_20_predeter."><text:span text:style-name="T17"><text:s/>diez (10)</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Septiembre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